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D0DC7EB9EB9A4D7F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text-properties fo:color="#800000"/>
    </style:style>
    <style:style style:name="P5" style:family="paragraph">
      <style:paragraph-properties fo:margin-left="0cm" fo:margin-right="0cm" fo:text-align="start" fo:text-indent="0cm"/>
      <style:text-properties fo:color="#000000"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color="#000000" fo:font-size="32pt"/>
    </style:style>
    <style:style style:name="P7" style:family="paragraph">
      <style:text-properties fo:color="#000000" fo:background-color="transparen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color="#000000"/>
    </style:style>
    <style:style style:name="P11" style:family="paragraph">
      <style:paragraph-properties fo:margin-left="0cm" fo:margin-right="0cm" fo:text-align="center" fo:text-indent="0cm"/>
      <style:text-properties fo:color="#000000" fo:font-size="32pt"/>
    </style:style>
    <style:style style:name="P12" style:family="paragraph">
      <style:paragraph-properties fo:margin-left="1.245cm" fo:margin-right="0cm" fo:text-align="start" fo:text-indent="0cm"/>
      <style:text-properties fo:color="#000000" fo:font-size="32pt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fo:color="#000000"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00"/>
    </style:style>
    <style:style style:name="T10" style:family="text">
      <style:text-properties fo:color="#000000" fo:font-size="28pt" style:font-size-asian="28pt" style:font-size-complex="28pt"/>
    </style:style>
    <style:style style:name="T11" style:family="text">
      <style:text-properties fo:color="#000000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7.577cm" svg:x="1.4cm" svg:y="0.17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Psychologie</text:span></text:p>
            <text:p text:style-name="P1"><text:span text:style-name="T4"/></text:p>
            <text:p text:style-name="P1"><text:span text:style-name="T4"/></text:p>
            <text:p text:style-name="P1"><text:span text:style-name="T5">ZT1A</text:span></text:p>
            <text:p text:style-name="P1"><text:span text:style-name="T6">Klaus Arruda Hahn</text:span></text:p>
            <text:p text:style-name="P1"><text:span text:style-name="T1"/></text:p>
            <text:p text:style-name="P1"><text:span text:style-name="T7"/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9">PSYCHOLOGIE</text:span>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10">ETYMOLOGIE - Termín pochází z řeckého původu, který je křižovatkou slovesa PSIQUE, což je Duše + podstatné jméno Logos, což je studium, výzkum, věda.</text:span></text:p>
              </text:list-item>
            </text:list>
            <text:p text:style-name="P5"><text:span text:style-name="T10"/></text:p>
            <text:list text:continue-numbering="true" text:style-name="L1">
              <text:list-item>
                <text:p text:style-name="P5"><text:span text:style-name="T10">Definice - psychologie je věda, která studuje / zkoumá lidské chování a má hlavní funkci poskytování emoční podpory a jasnosti ohledně duševních problémů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11">Funkce</text:span>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10">Informačně-orientační – poskytuje člověku informace o tom, co se děje v okolním prostředí i uvnitř jeho těla.</text:span></text:p>
                <text:p text:style-name="P8"><text:span text:style-name="T10"/></text:p>
              </text:list-item>
              <text:list-item>
                <text:p text:style-name="P8"><text:span text:style-name="T10">Regulační – umožňuje člověku řídit své pohyby a účelně se rozhodovat při řešení situace.</text:span></text:p>
                <text:p text:style-name="P8"><text:span text:style-name="T10"/></text:p>
              </text:list-item>
              <text:list-item>
                <text:p text:style-name="P8"><text:span text:style-name="T10">Adaptační – dává člověku možnost přizpůsobit se situaci, vyrovnat se se změněnými podmínkami, adaptovat se na ně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10" draw:layer="layout" svg:width="25.199cm" svg:height="3.506cm" svg:x="1.4cm" svg:y="0.837cm" presentation:class="title">
          <draw:text-box>
            <text:p text:style-name="P10"><text:span text:style-name="T9">Základní Psychologické Discipliny </text:span></text:p>
          </draw:text-box>
        </draw:frame>
        <draw:frame presentation:style-name="pr4" draw:text-style-name="P13" draw:layer="layout" svg:width="25.199cm" svg:height="12.179cm" svg:x="1.4cm" svg:y="4.914cm" presentation:class="subtitle" presentation:user-transformed="true">
          <draw:text-box>
            <text:p text:style-name="P11"><text:span text:style-name="T9">Mezi základní pojmy patří psychika, prožívání, chování, vědomí, nevědomí a tvořivá činnost.</text:span></text:p>
            <text:p text:style-name="P12"><text:span text:style-name="T9"/></text:p>
            <text:p text:style-name="P11"><text:span text:style-name="T9">Nejzákladnějším a nejobecnějším psychologickým pojmem je psychika.</text:span></text:p>
            <text:p text:style-name="P11"><text:span text:style-name="T9"/></text:p>
            <text:p text:style-name="P11"><text:span text:style-name="T9">Psychika je souhrn duševních dějů, které probíhají během celého lidského živo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10" draw:layer="layout" svg:width="25.199cm" svg:height="3.506cm" svg:x="1.4cm" svg:y="0.837cm" presentation:class="title">
          <draw:text-box>
            <text:p text:style-name="P10"><text:span text:style-name="T9">Zdrojů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9">Wikipedia</text:span></text:p>
              </text:list-item>
              <text:list-item>
                <text:p><text:span text:style-name="T9">publi.cz</text:span></text:p>
              </text:list-item>
              <text:list-item>
                <text:p><text:span text:style-name="T9">guiadoestudante.abril.com.br</text:span></text:p>
              </text:list-item>
              <text:list-item>
                <text:p><text:span text:style-name="T9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<text:s text:c="33"/></text:span><text:span text:style-name="T5">(sory můj češtin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2D0000002D0DC7EB9EB9A4D7F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7:56:07.186769272</meta:creation-date>
    <dc:date>2019-03-04T18:34:55.276399337</dc:date>
    <meta:editing-duration>PT7M54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